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color="#ff00cc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333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1.143cm" svg:x="14.265cm" svg:y="7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185cm" svg:x="8.296cm" svg:y="7.4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1.143cm" svg:x="14.265cm" svg:y="5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1.185cm" svg:x="8.296cm" svg:y="5.5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1.143cm" svg:x="14.265cm" svg:y="3.3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1.185cm" svg:x="8.296cm" svg:y="3.4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1.143cm" svg:x="14.265cm" svg:y="1.4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07cm" svg:height="1.185cm" svg:x="2.4cm" svg:y="1.40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879cm" svg:height="0.962cm" svg:x="2.577cm" svg:y="1.531cm">
          <draw:text-box>
            <text:p>function <text:s/>param</text:p>
          </draw:text-box>
        </draw:frame>
        <draw:frame draw:style-name="gr4" draw:layer="layout" svg:width="3.749cm" svg:height="0.962cm" svg:x="8.677cm" svg:y="3.477cm">
          <draw:text-box>
            <text:p>condition_2</text:p>
          </draw:text-box>
        </draw:frame>
        <draw:frame draw:style-name="gr4" draw:layer="layout" svg:width="3.749cm" svg:height="0.962cm" svg:x="8.677cm" svg:y="5.563cm">
          <draw:text-box>
            <text:p>condition_3</text:p>
          </draw:text-box>
        </draw:frame>
        <draw:frame draw:style-name="gr4" draw:layer="layout" svg:width="3.22cm" svg:height="0.962cm" svg:x="8.677cm" svg:y="7.541cm">
          <draw:text-box>
            <text:p>otherwise</text:p>
          </draw:text-box>
        </draw:frame>
        <draw:frame draw:style-name="gr4" draw:layer="layout" svg:width="2.585cm" svg:height="0.962cm" svg:x="14.646cm" svg:y="1.499cm">
          <draw:text-box>
            <text:p>body_1</text:p>
          </draw:text-box>
        </draw:frame>
        <draw:frame draw:style-name="gr4" draw:layer="layout" svg:width="2.585cm" svg:height="0.962cm" svg:x="14.834cm" svg:y="3.404cm">
          <draw:text-box>
            <text:p>body_2</text:p>
          </draw:text-box>
        </draw:frame>
        <draw:frame draw:style-name="gr4" draw:layer="layout" svg:width="2.585cm" svg:height="0.962cm" svg:x="14.9cm" svg:y="5.436cm">
          <draw:text-box>
            <text:p>body_3</text:p>
          </draw:text-box>
        </draw:frame>
        <draw:frame draw:style-name="gr4" draw:layer="layout" svg:width="2.585cm" svg:height="0.962cm" svg:x="14.9cm" svg:y="7.341cm">
          <draw:text-box>
            <text:p>body_4</text:p>
          </draw:text-box>
        </draw:frame>
        <draw:custom-shape draw:style-name="gr3" draw:text-style-name="P1" draw:layer="layout" svg:width="4.572cm" svg:height="1.185cm" svg:x="8.296cm" svg:y="1.44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749cm" svg:height="0.962cm" svg:x="8.738cm" svg:y="1.572cm">
          <draw:text-box>
            <text:p>condition_1</text:p>
          </draw:text-box>
        </draw:frame>
        <draw:frame draw:style-name="gr4" draw:text-style-name="P2" draw:layer="layout" svg:width="8.245cm" svg:height="1.825cm" svg:x="6.842cm" svg:y="10.538cm">
          <draw:text-box>
            <text:p text:style-name="P2"><text:span text:style-name="T1">max</text:span><text:span text:style-name="T2"> a b | <text:s text:c="3"/>a &lt; b </text:span><text:span text:style-name="T2"><text:tab/></text:span><text:span text:style-name="T2"> <text:s/>= b</text:span></text:p>
            <text:p text:style-name="P2"><text:span text:style-name="T2"><text:tab/></text:span><text:span text:style-name="T2"><text:tab/></text:span><text:span text:style-name="T3">otherwise</text:span><text:span text:style-name="T2"> </text:span><text:span text:style-name="T2"><text:tab/></text:span><text:span text:style-name="T2"> <text:s/>=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00:12:16.421102000</meta:creation-date>
    <dc:date>2015-01-25T00:23:21.200814000</dc:date>
    <meta:editing-duration>P0D</meta:editing-duration>
    <meta:editing-cycles>1</meta:editing-cycles>
    <meta:document-statistic meta:object-count="19"/>
    <meta:generator>LibreOffice/4.2.5.2$MacOSX_X86_64 LibreOffice_project/61cb170a04bb1f12e77c884eab9192be736ec5f5</meta:generator>
  </office:meta>
</office:document-meta>
</file>